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 style:language-asian="nb" style:country-asian="NO"/>
    </style:style>
    <style:style style:name="P2" style:parent-style-name="Normal" style:family="paragraph">
      <style:paragraph-properties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3" style:parent-style-name="Normal" style:family="paragraph">
      <style:paragraph-properties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0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5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8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20" style:parent-style-name="Normal" style:family="paragraph">
      <style:paragraph-properties fo:margin-top="0.0694in" fo:line-height="100%" fo:margin-left="0.25in">
        <style:tab-stops/>
      </style:paragraph-properties>
    </style:style>
    <style:style style:name="T2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2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2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2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2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2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3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3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35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36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37" style:parent-style-name="Normal" style:family="paragraph">
      <style:paragraph-properties fo:margin-top="0.0694in" fo:margin-bottom="0.128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3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39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4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4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45" style:parent-style-name="Normal" style:family="paragraph">
      <style:paragraph-properties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46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4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4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5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55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T56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5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58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5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6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3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6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6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6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6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69" style:parent-style-name="Normal" style:family="paragraph">
      <style:paragraph-properties fo:margin-top="0.0694in" fo:line-height="100%" fo:margin-left="0.25in">
        <style:tab-stops/>
      </style:paragraph-properties>
    </style:style>
    <style:style style:name="T7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7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3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7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75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7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7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8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8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8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8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8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0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9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92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9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9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9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98" style:parent-style-name="Normal" style:family="paragraph">
      <style:paragraph-properties fo:margin-bottom="0.0333in"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9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00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0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0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08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0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10" style:parent-style-name="Normal" style:family="paragraph">
      <style:paragraph-properties fo:margin-top="0.0694in" fo:line-height="100%" fo:margin-left="0.25in">
        <style:tab-stops/>
      </style:paragraph-properties>
    </style:style>
    <style:style style:name="T11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13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1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1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18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1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20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2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3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2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2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2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1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3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3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3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3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38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39" style:parent-style-name="Normal" style:family="paragraph">
      <style:paragraph-properties fo:margin-bottom="0.0333in"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140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41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4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4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4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4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4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50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T151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5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5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5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5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15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5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58" style:parent-style-name="Normal" style:family="paragraph">
      <style:paragraph-properties fo:margin-top="0.0694in" fo:margin-bottom="0.1284in" fo:line-height="100%" fo:margin-left="0.25in">
        <style:tab-stops/>
      </style:paragraph-properties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5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60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6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62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63" style:parent-style-name="Normal" style:family="paragraph">
      <style:paragraph-properties fo:margin-bottom="0.0333in" fo:line-height="100%"/>
      <style:text-properties style:font-name="Times New Roman" style:font-name-asian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16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P165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6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6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6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69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70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71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7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4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7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7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77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7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79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8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8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P18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8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8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85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86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8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fo:color="#000000" fo:font-size="12pt" style:font-size-asian="12pt" style:font-size-complex="12pt" style:language-asian="nb" style:country-asian="NO"/>
    </style:style>
    <style:style style:name="P188" style:parent-style-name="Normal" style:family="paragraph">
      <style:paragraph-properties fo:margin-top="0.0694in" fo:line-height="100%" fo:margin-left="0.25in">
        <style:tab-stops/>
      </style:paragraph-properties>
    </style:style>
    <style:style style:name="T18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90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91" style:parent-style-name="DefaultParagraphFont" style:family="text">
      <style:text-properties style:font-name="Times New Roman" style:font-name-asian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92" style:parent-style-name="Normal" style:family="paragraph">
      <style:paragraph-properties fo:line-height="100%"/>
    </style:style>
    <style:style style:name="T19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 style:language-asian="nb" style:country-asian="NO"/>
    </style:style>
    <style:style style:name="T194" style:parent-style-name="DefaultParagraphFont" style:family="text">
      <style:text-properties style:font-name="Times New Roman" style:font-name-asian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</office:automatic-styles>
  <office:body>
    <office:text text:use-soft-page-breaks="true">
      <text:h text:style-name="P1" text:outline-level="1">Exam 70-516 Skills Measured</text:h>
      <text:p text:style-name="P2"/>
      <text:p text:style-name="P3">Modeling Data (20%)</text:p>
      <text:list text:style-name="LFO1" text:continue-numbering="true">
        <text:list-item>
          <text:p text:style-name="P4"><text:span text:style-name="T5">Map entities and relationships by using the Entity Data Model.</text:span><text:span text:style-name="T6"><text:line-break/></text:span><text:span text:style-name="T7">This objective may include but is not limited to: using the Visual<text:s/></text:span><text:span text:style-name="T8">Designer, building an entity data model from an existing database, managing complex entity mappings in EDMX, editing EDM XML, mapping to stored procedures, creating user-defined associations between entities,<text:s/></text:span><text:span text:style-name="T9">generating classes with inheritance and mapping</text:span><text:span text:style-name="T10"><text:s/>them to tables</text:span><text:span text:style-name="T11"><text:line-break/></text:span><text:span text:style-name="T12"><text:line-break/></text:span><text:span text:style-name="T13">This objective does not include: using MetadataWorkspace</text:span></text:p>
        </text:list-item>
        <text:list-item>
          <text:p text:style-name="P14">Map entities and relationships by using LINQ to SQL.</text:p>
        </text:list-item>
      </text:list>
      <text:p text:style-name="P15"><text:span text:style-name="T16">This objective may include but is not limited to: using the Visual Designer, building a LINQ to SQL model from an existing databa</text:span><text:span text:style-name="T17">se,<text:s/></text:span><text:span text:style-name="T18">mapping to stored procedures</text:span></text:p>
      <text:list text:style-name="LFO1" text:continue-numbering="true">
        <text:list-item>
          <text:p text:style-name="P19">Create and customize entity objects.</text:p>
        </text:list-item>
      </text:list>
      <text:p text:style-name="P20"><text:span text:style-name="T21">This objective may include but is not limited to: configuring changes to an Entity Framework entity, using the ADO.NET<text:s/></text:span><text:span text:style-name="T22">EntityObject Generator</text:span><text:span text:style-name="T23"><text:s/>(T4),<text:s/></text:span><text:span text:style-name="T24">extending, self-tracking entities,<text:s/></text:span><text:span text:style-name="T25">snapshot change tracking, ObjectStateManager, partial classes, partial methods in the Entity Framework</text:span><text:span text:style-name="T26"><text:s/></text:span></text:p>
      <text:list text:style-name="LFO1" text:continue-numbering="true">
        <text:list-item>
          <text:p text:style-name="P27"><text:span text:style-name="T28">Connect a POCO model to the Entity Framework.</text:span><text:span text:style-name="T29"><text:line-break/></text:span><text:span text:style-name="T30">This objective may include but is not limited to:<text:s/></text:span><text:span text:style-name="T31">implementing the Entity Framework with persistence ignor</text:span><text:span text:style-name="T32">ance, user-created POCO entities</text:span><text:span text:style-name="T33"><text:line-break/></text:span><text:span text:style-name="T34"><text:line-break/></text:span><text:span text:style-name="T35">This objective does not include: using the POCO templates</text:span></text:p>
        </text:list-item>
        <text:list-item>
          <text:p text:style-name="P36">Create the database from the Entity Framework model.</text:p>
        </text:list-item>
      </text:list>
      <text:p text:style-name="P37">This objective may include but is not limited to: customizing the Data Definition Language (DDL) (templates) generation process, generating scripts for a database, Entity Data Model tools</text:p>
      <text:list text:style-name="LFO1" text:continue-numbering="true">
        <text:list-item>
          <text:p text:style-name="P38">Create model-defined functions.</text:p>
        </text:list-item>
      </text:list>
      <text:p text:style-name="P39"><text:span text:style-name="T40">This objective may include but is not limited to: editing the Conceptual Schema Definition Language CSDL,<text:s/></text:span><text:span text:style-name="T41">enabling model-defined functions</text:span><text:span text:style-name="T42"><text:s/>by using</text:span><text:span text:style-name="T43"><text:s/>the EdmFunction attribute,<text:s/></text:span><text:span text:style-name="T44">complex types</text:span></text:p>
      <text:p text:style-name="P45">Managing Connections and Context (18%)</text:p>
      <text:list text:style-name="LFO2" text:continue-numbering="true">
        <text:list-item>
          <text:p text:style-name="P46"><text:span text:style-name="T47">Configure connection strings and providers.</text:span><text:span text:style-name="T48"><text:line-break/></text:span><text:span text:style-name="T49">This objective may include but is not limited to: managing connection strings including Entity Framework connection strings, using<text:s/></text:span><text:span text:style-name="T50">the ConfigurationManager, correctly addressing the Microsoft SQL Server instance, implementing connection pooling, managing User Instanceand AttachDBfilename,<text:s/></text:span><text:span text:style-name="T51">switching providers</text:span><text:span text:style-name="T52">, implementing multiple active result sets (MARS)</text:span><text:span text:style-name="T53"><text:line-break/></text:span><text:span text:style-name="T54"><text:line-break/></text:span><text:soft-page-break/><text:span text:style-name="T55">This objective does not inc</text:span><text:span text:style-name="T56">lude: using the ConnectionStringBuilder; Oracle data provider; creating and using a custom provider; using third-party providers</text:span></text:p>
        </text:list-item>
        <text:list-item>
          <text:p text:style-name="P57">Create and manage a data connection.</text:p>
        </text:list-item>
      </text:list>
      <text:p text:style-name="P58">This objective may include but is not limited to: connecting to a data source, closing connections, maintaining the life cycle of a connection</text:p>
      <text:list text:style-name="LFO2" text:continue-numbering="true">
        <text:list-item>
          <text:p text:style-name="P59"><text:span text:style-name="T60">Secure a connection.</text:span><text:span text:style-name="T61"><text:line-break/></text:span><text:span text:style-name="T62">This objective may include but is not limited to:<text:s/></text:span><text:span text:style-name="T63">encrypting and decrypting connection strings, using Security Support Provider Interface (SSPI) or SQL Server authentication, read on</text:span><text:span text:style-name="T64">ly vs. read/write connections</text:span><text:span text:style-name="T65"><text:line-break/></text:span><text:span text:style-name="T66"><text:line-break/></text:span><text:span text:style-name="T67">This objective does not include:  Secure Sockets Layer (SSL)</text:span></text:p>
        </text:list-item>
        <text:list-item>
          <text:p text:style-name="P68">Manage the DataContext and ObjectContext.</text:p>
        </text:list-item>
      </text:list>
      <text:p text:style-name="P69"><text:span text:style-name="T70">This objective may include but is not limited to:<text:s/></text:span><text:span text:style-name="T71">managing the life cycle of DataContext and ObjectContext</text:span><text:span text:style-name="T72">,<text:s/></text:span><text:span text:style-name="T73">extending the<text:s/></text:span><text:span text:style-name="T74">DataContext and ObjectContext, supporting POCO</text:span></text:p>
      <text:list text:style-name="LFO2" text:continue-numbering="true">
        <text:list-item>
          <text:p text:style-name="P75"><text:span text:style-name="T76">Implement eager loading.</text:span><text:span text:style-name="T77"><text:line-break/></text:span><text:span text:style-name="T78">This objective may include but is not limited to: configuring loading strategy by using<text:s/></text:span><text:span text:style-name="T79">LazyLoadingEnabled</text:span><text:span text:style-name="T80">,<text:s/></text:span><text:span text:style-name="T81">supporting lazy loading with POCO, explicitly loading entities</text:span></text:p>
        </text:list-item>
        <text:list-item>
          <text:p text:style-name="P82"><text:span text:style-name="T83">Cache data.</text:span><text:span text:style-name="T84"><text:line-break/></text:span><text:span text:style-name="T85">T</text:span><text:span text:style-name="T86">his objective may include but is not limited to</text:span><text:span text:style-name="T87">: DataContext and ObjectContext cache including identity map, local data cache</text:span><text:span text:style-name="T88"><text:line-break/></text:span><text:span text:style-name="T89"><text:line-break/></text:span><text:span text:style-name="T90">This objective does not include: Velocity, SqlCacheDependency</text:span></text:p>
        </text:list-item>
        <text:list-item>
          <text:p text:style-name="P91">Configure ADO.NET Data Services.</text:p>
        </text:list-item>
      </text:list>
      <text:p text:style-name="P92"><text:span text:style-name="T93">This objective may include but is<text:s/></text:span><text:span text:style-name="T94">not limited to: creating access rules for entities, configuring authorization and<text:s/></text:span><text:span text:style-name="T95">authentication</text:span><text:span text:style-name="T96">,<text:s/></text:span><text:span text:style-name="T97">configuring HTTP verbs</text:span></text:p>
      <text:p text:style-name="P98">Querying Data (22%)</text:p>
      <text:list text:style-name="LFO3" text:continue-numbering="true">
        <text:list-item>
          <text:p text:style-name="P99">Execute a SQL query.</text:p>
        </text:list-item>
      </text:list>
      <text:p text:style-name="P100">This objective may include but is not limited to: DBCommand, DataReader, DataAdapters,<text:s/>DataSets, managing data retrieval by using stored procedures, using parameters, System.Data.Common namespace classes</text:p>
      <text:list text:style-name="LFO3" text:continue-numbering="true">
        <text:list-item>
          <text:p text:style-name="P101"><text:span text:style-name="T102">Create a LINQ query.</text:span><text:span text:style-name="T103"><text:line-break/></text:span><text:span text:style-name="T104">This objective may include but is not limited to: syntax-based and method-based queries, joining, filtering, sorting,<text:s/></text:span><text:span text:style-name="T105">grouping, aggregation, lambda expressions, paging, projection</text:span><text:span text:style-name="T106"><text:line-break/></text:span><text:span text:style-name="T107"><text:line-break/></text:span><text:span text:style-name="T108">This objective does not include: compiling queries</text:span></text:p>
        </text:list-item>
        <text:list-item>
          <text:p text:style-name="P109">Create an Entity SQL (ESQL) query.</text:p>
        </text:list-item>
      </text:list>
      <text:p text:style-name="P110"><text:span text:style-name="T111">This objective may include but is not limited to:<text:s/></text:span><text:span text:style-name="T112">joining, filtering, sorting, grouping, aggregation, pagin</text:span><text:span text:style-name="T113">g, using functions, query plan caching, returning a reference to an entity instance, using parameters with ESQL, functionality related to EntityClient classes</text:span></text:p>
      <text:soft-page-break/>
      <text:list text:style-name="LFO3" text:continue-numbering="true">
        <text:list-item>
          <text:p text:style-name="P114"><text:span text:style-name="T115">Handle special data types.</text:span><text:span text:style-name="T116"><text:line-break/></text:span><text:span text:style-name="T117">This objective may include but is not limited to</text:span><text:span text:style-name="T118">:<text:s/></text:span><text:span text:style-name="T119">querying BLOBs, file</text:span><text:span text:style-name="T120">stream, spatial and table-valued parameters</text:span><text:span text:style-name="T121"><text:line-break/></text:span><text:span text:style-name="T122"><text:line-break/></text:span><text:span text:style-name="T123">This objective does not include: implementing data types for unstructured data, user-defined types, Common Language Runtime (CLR) types</text:span></text:p>
        </text:list-item>
        <text:list-item>
          <text:p text:style-name="P124"><text:span text:style-name="T125">Query XML.</text:span><text:span text:style-name="T126"><text:line-break/></text:span><text:span text:style-name="T127">This objective may include but is not limited to: LINQ to XML, X</text:span><text:span text:style-name="T128">mlReader, XmlDocuments, XPath</text:span><text:span text:style-name="T129"><text:line-break/></text:span><text:span text:style-name="T130"><text:line-break/></text:span><text:span text:style-name="T131">This objective does not include: XSLT, XmlWriter</text:span></text:p>
        </text:list-item>
        <text:list-item>
          <text:p text:style-name="P132">Query data by using WCF.NET Data Services.</text:p>
        </text:list-item>
      </text:list>
      <text:p text:style-name="P133"><text:span text:style-name="T134">This objective may include but is not limited to: implementing filtering and<text:s/></text:span><text:span text:style-name="T135">entitlement</text:span><text:span text:style-name="T136"><text:s/>in WCF.NET Data Services, addressing resourc</text:span><text:span text:style-name="T137">es, creating a query expression, accessing payload formats,<text:s/></text:span><text:span text:style-name="T138">Data Services interceptors</text:span></text:p>
      <text:p text:style-name="P139">Manipulating Data (22%)</text:p>
      <text:list text:style-name="LFO4" text:continue-numbering="true">
        <text:list-item>
          <text:p text:style-name="P140">Create, update, or delete data by using SQL statements.</text:p>
        </text:list-item>
      </text:list>
      <text:p text:style-name="P141">This objective may include but is not limited to: Create/Update/Delete (CUD), using<text:s/>DataSets, calling stored procedures, using parameters</text:p>
      <text:list text:style-name="LFO4" text:continue-numbering="true">
        <text:list-item>
          <text:p text:style-name="P142"><text:span text:style-name="T143">Create, update, or delete data by using DataContext.</text:span><text:span text:style-name="T144"><text:line-break/></text:span><text:span text:style-name="T145">This objective may include but is not limited to:<text:s/></text:span><text:span text:style-name="T146">CUD</text:span><text:span text:style-name="T147">, calling stored procedures, using parameters</text:span><text:span text:style-name="T148"><text:line-break/></text:span><text:span text:style-name="T149"><text:line-break/></text:span><text:span text:style-name="T150">This objective does not include: ObjectTrackingEn</text:span><text:span text:style-name="T151">abled</text:span></text:p>
        </text:list-item>
        <text:list-item>
          <text:p text:style-name="P152">Create, update, or delete data by using ObjectContext.</text:p>
        </text:list-item>
      </text:list>
      <text:p text:style-name="P153"><text:span text:style-name="T154">This objective may include but is not limited to:<text:s/></text:span><text:span text:style-name="T155">CUD</text:span><text:span text:style-name="T156">, calling stored procedures, using parameters, setting SaveOptions</text:span></text:p>
      <text:list text:style-name="LFO4" text:continue-numbering="true">
        <text:list-item>
          <text:p text:style-name="P157">Manage transactions.<text:line-break/>This objective may include but is not limited to:<text:s/>System.Transactions, DBTransaction, rolling back a transaction, Lightweight Transaction Manager (LTM)</text:p>
        </text:list-item>
      </text:list>
      <text:p text:style-name="P158">This objective does not include: distributed transactions, multiple updates within a transaction, multiple synchronization of data within an acidic transaction</text:p>
      <text:list text:style-name="LFO4" text:continue-numbering="true">
        <text:list-item>
          <text:p text:style-name="P159">Create disconnected objects.</text:p>
        </text:list-item>
      </text:list>
      <text:p text:style-name="P160"><text:span text:style-name="T161">This objective may include but is not limited to:<text:s/></text:span><text:span text:style-name="T162">creating self-tracking entities in the Entity Framework, attaching objects, DataSets, table adapters</text:span></text:p>
      <text:p text:style-name="P163">Developing and Deploying Reliable Applications (18%)</text:p>
      <text:list text:style-name="LFO5" text:continue-numbering="true">
        <text:list-item>
          <text:p text:style-name="P164">Monitor and<text:s/>collect performance data.</text:p>
        </text:list-item>
      </text:list>
      <text:p text:style-name="P165"><text:span text:style-name="T166">This objective may include but is not limited to:<text:s/></text:span><text:span text:style-name="T167">logging generated SQL</text:span><text:span text:style-name="T168"><text:s/>(ToTraceString), collecting response times, implementing performance counters, implementing logging,<text:s/></text:span><text:span text:style-name="T169">implementing instrumentation</text:span></text:p>
      <text:soft-page-break/>
      <text:list text:style-name="LFO5" text:continue-numbering="true">
        <text:list-item>
          <text:p text:style-name="P170">Handle exceptions.</text:p>
        </text:list-item>
      </text:list>
      <text:p text:style-name="P171"><text:span text:style-name="T172">This obje</text:span><text:span text:style-name="T173">ctive may include but is not limited to:<text:s/></text:span><text:span text:style-name="T174">resolving data concurrency issues</text:span><text:span text:style-name="T175"><text:s/>(handling OptimisticConcurrency exception, Refresh method),<text:s/></text:span><text:span text:style-name="T176">handling errors, transaction exceptions, connection exceptions, timeout exceptions, handling an exception from the Entity</text:span><text:span text:style-name="T177"><text:s/>Framework disconnected object, security exceptions</text:span></text:p>
      <text:list text:style-name="LFO5" text:continue-numbering="true">
        <text:list-item>
          <text:p text:style-name="P178">Protect data.</text:p>
        </text:list-item>
      </text:list>
      <text:p text:style-name="P179"><text:span text:style-name="T180">This objective may include but is not limited to</text:span><text:span text:style-name="T181">: encryption, digital signature, hashing, salting, least privilege</text:span></text:p>
      <text:list text:style-name="LFO5" text:continue-numbering="true">
        <text:list-item>
          <text:p text:style-name="P182">Synchronize data.</text:p>
        </text:list-item>
      </text:list>
      <text:p text:style-name="P183"><text:span text:style-name="T184">This objective may include but is not limited to:<text:s/></text:span><text:span text:style-name="T185">online/</text:span><text:span text:style-name="T186">offline Entity Framework, synchronization services, saving locally</text:span></text:p>
      <text:list text:style-name="LFO5" text:continue-numbering="true">
        <text:list-item>
          <text:p text:style-name="P187">Deploy ADO.NET components.</text:p>
        </text:list-item>
      </text:list>
      <text:p text:style-name="P188"><text:span text:style-name="T189">This objective may include but is not limited to</text:span><text:span text:style-name="T190">: packaging and publishing from Visual Studio, deploying an ADO.NET Services application; packaging and deploying<text:s/></text:span><text:span text:style-name="T191">Entity Framework metadata</text:span></text:p>
      <text:p text:style-name="P192"><text:span text:style-name="T193"><text:line-break/></text:span><text:span text:style-name="T194">This objective does not include: configuring IIS, MSDeploy, MSBui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edrik Bertilsson</meta:initial-creator>
    <dc:creator>Fredrik Bertilsson</dc:creator>
    <meta:creation-date>2014-03-27T19:36:00Z</meta:creation-date>
    <dc:date>2014-04-01T18:43:00Z</dc:date>
    <meta:template xlink:href="Normal.dotm" xlink:type="simple"/>
    <meta:editing-cycles>12</meta:editing-cycles>
    <meta:editing-duration>PT424920S</meta:editing-duration>
    <meta:document-statistic meta:page-count="4" meta:paragraph-count="14" meta:word-count="1177" meta:character-count="7404" meta:row-count="52" meta:non-whitespace-character-count="6241"/>
  </office:meta>
</office:document-meta>
</file>